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00cc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3333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justify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4cm" svg:height="2.7cm" svg:x="1cm" svg:y="1cm">
          <text:p text:style-name="P1"><text:span text:style-name="T1">Gerador (G):</text:span></text:p>
          <text:p text:style-name="P2"><text:span text:style-name="T2">* Nome;</text:span></text:p>
          <text:p text:style-name="P2"><text:span text:style-name="T2">* Pos_X;</text:span></text:p>
          <text:p text:style-name="P2"><text:span text:style-name="T2">* Pos_Y;</text:span></text:p>
          <text:p text:style-name="P2"><text:span text:style-name="T2">* Produzido;</text:span></text:p>
          <text:p text:style-name="P2"><text:span text:style-name="T2">* Custo.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2.4cm" svg:x="6.016cm" svg:y="1cm">
          <text:p text:style-name="P1"><text:span text:style-name="T1">Cidade (C):</text:span></text:p>
          <text:p text:style-name="P2"><text:span text:style-name="T2">* Nome;</text:span></text:p>
          <text:p text:style-name="P2"><text:span text:style-name="T2">* Pos_X;</text:span></text:p>
          <text:p text:style-name="P2"><text:span text:style-name="T2">* Pos_Y;</text:span></text:p>
          <text:p text:style-name="P2"><text:span text:style-name="T2">* Necessário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4.2cm" svg:x="11cm" svg:y="1cm">
          <text:p text:style-name="P1"><text:span text:style-name="T1">Conexão (I):</text:span></text:p>
          <text:p text:style-name="P2"><text:span text:style-name="T2">* Nome;</text:span></text:p>
          <text:p text:style-name="P2"><text:span text:style-name="T2">* Pos_X_Inicial;</text:span></text:p>
          <text:p text:style-name="P2"><text:span text:style-name="T2">* Pos_Y_Inicial;</text:span></text:p>
          <text:p text:style-name="P2"><text:span text:style-name="T2">* Pos_X_Final;</text:span></text:p>
          <text:p text:style-name="P2"><text:span text:style-name="T2">* Pos_Y_Final;</text:span></text:p>
          <text:p text:style-name="P2"><text:span text:style-name="T2">* Capacidade;</text:span></text:p>
          <text:p text:style-name="P2"><text:span text:style-name="T2">* Falha;</text:span></text:p>
          <text:p text:style-name="P2"><text:span text:style-name="T2">* Delay Conserto;</text:span></text:p>
          <text:p text:style-name="P2"><text:span text:style-name="T2">* Custo Conserto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5:47:49.262240226</meta:creation-date>
    <dc:date>2015-11-11T15:55:42.166355583</dc:date>
    <meta:editing-duration>P0D</meta:editing-duration>
    <meta:editing-cycles>1</meta:editing-cycles>
    <meta:document-statistic meta:object-count="3"/>
    <meta:generator>LibreOffice/4.2.8.2$Linux_X86_64 LibreOffice_project/420m0$Build-2</meta:generator>
  </office:meta>
</office:document-meta>
</file>